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2000000EC0000003553D3EC0E.eps"/>
  <manifest:file-entry manifest:media-type="" manifest:full-path="Pictures/20000002000000EC00000035453A078E.eps"/>
  <manifest:file-entry manifest:media-type="" manifest:full-path="Pictures/2000000200000089000000AE3E8E1577.eps"/>
  <manifest:file-entry manifest:media-type="" manifest:full-path="Pictures/20000002000000EC000000354EB70365.eps"/>
  <manifest:file-entry manifest:media-type="" manifest:full-path="Pictures/20000002000000EC000000353E6083A8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1in" svg:y="0in" svg:width="3.278in" svg:height="0.7362in" draw:z-index="0"><draw:image xlink:href="Pictures/20000002000000EC00000035453A078E.eps" xlink:type="simple" xlink:show="embed" xlink:actuate="onLoad"/></draw:frame><draw:frame draw:style-name="fr1" draw:name="graphics2" text:anchor-type="paragraph" svg:x="-0.0063in" svg:y="0.7354in" svg:width="3.278in" svg:height="0.7362in" draw:z-index="1"><draw:image xlink:href="Pictures/20000002000000EC000000353E6083A8.eps" xlink:type="simple" xlink:show="embed" xlink:actuate="onLoad"/></draw:frame><draw:frame draw:style-name="fr1" draw:name="graphics3" text:anchor-type="paragraph" svg:x="-0.0063in" svg:y="1.4709in" svg:width="3.278in" svg:height="0.7362in" draw:z-index="2"><draw:image xlink:href="Pictures/20000002000000EC0000003553D3EC0E.eps" xlink:type="simple" xlink:show="embed" xlink:actuate="onLoad"/></draw:frame><draw:frame draw:style-name="fr1" draw:name="graphics4" text:anchor-type="paragraph" svg:x="-0.0063in" svg:y="2.2063in" svg:width="3.278in" svg:height="0.7362in" draw:z-index="3"><draw:image xlink:href="Pictures/20000002000000EC000000354EB70365.eps" xlink:type="simple" xlink:show="embed" xlink:actuate="onLoad"/></draw:frame><draw:frame draw:style-name="fr1" draw:name="graphics5" text:anchor-type="paragraph" svg:x="3.2882in" svg:y="0in" svg:width="3.278in" svg:height="0.7362in" draw:z-index="4"><draw:image xlink:href="Pictures/20000002000000EC00000035453A078E.eps" xlink:type="simple" xlink:show="embed" xlink:actuate="onLoad"/></draw:frame><draw:frame draw:style-name="fr1" draw:name="graphics6" text:anchor-type="paragraph" svg:x="3.2882in" svg:y="0.7354in" svg:width="3.278in" svg:height="0.7362in" draw:z-index="5"><draw:image xlink:href="Pictures/20000002000000EC000000353E6083A8.eps" xlink:type="simple" xlink:show="embed" xlink:actuate="onLoad"/></draw:frame><draw:frame draw:style-name="fr1" draw:name="graphics7" text:anchor-type="paragraph" svg:x="3.2882in" svg:y="1.4709in" svg:width="3.278in" svg:height="0.7362in" draw:z-index="6"><draw:image xlink:href="Pictures/20000002000000EC0000003553D3EC0E.eps" xlink:type="simple" xlink:show="embed" xlink:actuate="onLoad"/></draw:frame><draw:frame draw:style-name="fr1" draw:name="graphics8" text:anchor-type="paragraph" svg:x="3.2882in" svg:y="2.2063in" svg:width="3.278in" svg:height="0.7362in" draw:z-index="7"><draw:image xlink:href="Pictures/20000002000000EC000000354EB70365.eps" xlink:type="simple" xlink:show="embed" xlink:actuate="onLoad"/></draw:frame><draw:frame draw:style-name="fr1" draw:name="graphics9" text:anchor-type="paragraph" svg:x="1.3689in" svg:y="2.9417in" svg:width="1.9028in" svg:height="2.4165in" draw:z-index="8"><draw:image xlink:href="Pictures/2000000200000089000000AE3E8E1577.eps" xlink:type="simple" xlink:show="embed" xlink:actuate="onLoad"/></draw:frame><draw:frame draw:style-name="fr1" draw:name="graphics10" text:anchor-type="paragraph" svg:x="4.6634in" svg:y="2.9417in" svg:width="1.9028in" svg:height="2.4165in" draw:z-index="9"><draw:image xlink:href="Pictures/2000000200000089000000AE3E8E1577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7:08:10</meta:creation-date>
    <meta:document-statistic meta:table-count="0" meta:image-count="10" meta:object-count="0" meta:page-count="1" meta:paragraph-count="0" meta:word-count="0" meta:character-count="0" meta:non-whitespace-character-count="0"/>
    <dc:date>2012-09-29T17:16:37</dc:date>
    <meta:editing-duration>PT8M33S</meta:editing-duration>
    <meta:editing-cycles>1</meta:editing-cycles>
    <meta:generator>LibreOffice/3.4$Unix LibreOffice_project/340m1$Build-302</meta:generator>
  </office:meta>
</office:document-meta>
</file>